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text-underline-style="solid" style:text-underline-width="auto" style:text-underline-color="font-color" fo:font-weight="bold" style:font-size-asian="15pt" style:font-weight-asian="bold" style:font-size-complex="15pt" style:font-weight-complex="bold"/>
    </style:style>
    <style:style style:name="P2" style:family="paragraph" style:parent-style-name="Standard" style:list-style-name="L1"/>
    <style:style style:name="P3" style:family="paragraph" style:parent-style-name="Standard">
      <style:text-properties style:font-name="Calibri" fo:font-size="15pt" style:text-underline-style="none" fo:font-weight="normal" style:font-size-asian="15pt" style:font-weight-asian="normal" style:font-size-complex="15pt" style:font-weight-complex="normal"/>
    </style:style>
    <style:style style:name="P4" style:family="paragraph" style:parent-style-name="Standard" style:list-style-name="L2">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style>
    <style:style style:name="P6" style:family="paragraph" style:parent-style-name="Standard" style:list-style-name="L5">
      <style:paragraph-properties fo:text-align="start" style:justify-single-word="false"/>
    </style:style>
    <style:style style:name="P7" style:family="paragraph" style:parent-style-name="Standard" style:list-style-name="L6">
      <style:paragraph-properties fo:text-align="start" style:justify-single-word="false"/>
    </style:style>
    <style:style style:name="P8" style:family="paragraph" style:parent-style-name="Standard" style:list-style-name="L7">
      <style:paragraph-properties fo:text-align="start" style:justify-single-word="false"/>
    </style:style>
    <style:style style:name="P9" style:family="paragraph" style:parent-style-name="Standard">
      <style:paragraph-properties fo:text-align="start" style:justify-single-word="false"/>
      <style:text-properties style:text-underline-style="none" fo:font-weight="normal" style:font-weight-asian="normal" style:font-weight-complex="normal"/>
    </style:style>
    <style:style style:name="P10" style:family="paragraph" style:parent-style-name="Standard" style:list-style-name="L3">
      <style:paragraph-properties fo:text-align="start" style:justify-single-word="false"/>
      <style:text-properties style:text-underline-style="none" fo:font-weight="normal" style:font-weight-asian="normal" style:font-weight-complex="normal"/>
    </style:style>
    <style:style style:name="P11" style:family="paragraph" style:parent-style-name="Standard" style:list-style-name="L4">
      <style:paragraph-properties fo:text-align="start" style:justify-single-word="false"/>
      <style:text-properties style:text-underline-style="none" fo:font-weight="normal" style:font-weight-asian="normal" style:font-weight-complex="normal"/>
    </style:style>
    <style:style style:name="P12" style:family="paragraph" style:parent-style-name="Standard" style:list-style-name="L8">
      <style:paragraph-properties fo:text-align="start" style:justify-single-word="false"/>
      <style:text-properties style:text-underline-style="none" fo:font-weight="normal" style:font-weight-asian="normal" style:font-weight-complex="normal"/>
    </style:style>
    <style:style style:name="P13" style:family="paragraph" style:parent-style-name="Standard" style:list-style-name="L9">
      <style:paragraph-properties fo:text-align="start" style:justify-single-word="false"/>
      <style:text-properties style:text-underline-style="none" fo:font-weight="normal" style:font-weight-asian="normal" style:font-weight-complex="normal"/>
    </style:style>
    <style:style style:name="P14" style:family="paragraph" style:parent-style-name="Standard">
      <style:paragraph-properties fo:text-align="start" style:justify-single-word="false"/>
      <style:text-properties fo:font-size="15pt" style:text-underline-style="none" fo:font-weight="bold" style:font-size-asian="15pt" style:font-weight-asian="bold" style:font-size-complex="15pt" style:font-weight-complex="bold"/>
    </style:style>
    <style:style style:name="P15"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6" style:family="paragraph" style:parent-style-name="Standard" style:list-style-name="L1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T1" style:family="text">
      <style:text-properties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Document a fournir : </text:p>
      <text:list xml:id="list9167283686986631148" text:style-name="L1">
        <text:list-item>
          <text:p text:style-name="P2">Documents du projet</text:p>
        </text:list-item>
        <text:list-item>
          <text:p text:style-name="P2">Diagramme de classe</text:p>
        </text:list-item>
        <text:list-item>
          <text:p text:style-name="P2">Sketchs et storyboards</text:p>
        </text:list-item>
        <text:list-item>
          <text:p text:style-name="P2">Diagramme d'architecture</text:p>
        </text:list-item>
      </text:list>
      <text:p text:style-name="P3"/>
      <text:p text:style-name="P1">Présentation du projet</text:p>
      <text:list xml:id="list2507276545944594923" text:style-name="L2">
        <text:list-item>
          <text:p text:style-name="P4">Detail du projet : </text:p>
        </text:list-item>
      </text:list>
      <text:list xml:id="list8515113230020111774" text:style-name="L3">
        <text:list-item>
          <text:p text:style-name="P10">Le projet permet de gérer les informations sur les actions dans différentes bourses. </text:p>
        </text:list-item>
        <text:list-item>
          <text:p text:style-name="P10">Il consiste à :</text:p>
        </text:list-item>
      </text:list>
      <text:list xml:id="list8307914358958231459" text:style-name="L4">
        <text:list-item>
          <text:list>
            <text:list-item>
              <text:p text:style-name="P11">(phase 1) afficher les différents changements de valeur des actions en fonction du temps ( 6 mois, 1 mois , une semaine et le jour même )</text:p>
            </text:list-item>
            <text:list-item>
              <text:p text:style-name="P11"><text:s/>(phase 2 - optionnelle) <text:s/>système de recommandation qui recommande aux clients pour acheter/vendre des actions :</text:p>
            </text:list-item>
          </text:list>
        </text:list-item>
      </text:list>
      <text:list xml:id="list35669528" text:continue-list="list8515113230020111774" text:style-name="L3">
        <text:list-item>
          <text:list>
            <text:list-item>
              <text:list>
                <text:list-item>
                  <text:list>
                    <text:list-item>
                      <text:list>
                        <text:list-item>
                          <text:p text:style-name="P10">avec le niveau de risque </text:p>
                        </text:list-item>
                        <text:list-item>
                          <text:p text:style-name="P10">et le montant à prévoir pour gagner</text:p>
                        </text:list-item>
                      </text:list>
                    </text:list-item>
                  </text:list>
                </text:list-item>
              </text:list>
            </text:list-item>
          </text:list>
        </text:list-item>
      </text:list>
      <text:list xml:id="list8787478578286819502" text:style-name="L5">
        <text:list-item>
          <text:p text:style-name="P6">Avantages :</text:p>
        </text:list-item>
      </text:list>
      <text:list xml:id="list7481366048191815177" text:style-name="L6">
        <text:list-item>
          <text:p text:style-name="P7">Un système pour garder les informations des actions en fonction de durée différentes pour comparer les variations de valeur par rapport à plusieurs métriques.</text:p>
        </text:list-item>
        <text:list-item>
          <text:p text:style-name="P7">Une interface dynamique et personnalisée en fonction des choix de l'utilisateur</text:p>
        </text:list-item>
        <text:list-item>
          <text:p text:style-name="P7">Liste d'actions dynamique et personnalisable par le client</text:p>
        </text:list-item>
        <text:list-item>
          <text:p text:style-name="P7">Gérer les infor<text:tab/>mations en continu et il envoie des notifications <text:s/>de rappel par email/sms</text:p>
          <text:p text:style-name="P7"/>
        </text:list-item>
      </text:list>
      <text:list xml:id="list6444477823737728119" text:style-name="L7">
        <text:list-item>
          <text:p text:style-name="P8">Compléxité : </text:p>
        </text:list-item>
      </text:list>
      <text:list xml:id="list5596721413172736978" text:style-name="L8">
        <text:list-item>
          <text:p text:style-name="P12">Mise à jour des informations par rapport a la liste dynamique.</text:p>
        </text:list-item>
        <text:list-item>
          <text:p text:style-name="P12">Le virement est liée aux vendeurs et aux acheteurs d'actions ( en temps réel) . Puis, il faut faire la mise à jour de la base de données</text:p>
        </text:list-item>
        <text:list-item>
          <text:p text:style-name="P12">Mise à jour de la base de données par rapport à des données en temps réel.</text:p>
        </text:list-item>
        <text:list-item>
          <text:p text:style-name="P12">Responsive design pour le site web ( utilisation de Boostrap ou tailwindcss)</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Nous allons dans un premier temps, nous allons définir le design pattern que nous allons utiliser.pour réaliser notre projet de fin de formation.</text:p>
      <text:p text:style-name="P9"/>
      <text:p text:style-name="P9">Nous allons donc montrer notre choix concernant les designs patterns.</text:p>
      <text:p text:style-name="P9"/>
      <text:p text:style-name="P9"/>
      <text:p text:style-name="P9"><text:s text:c="2"/>Choix des designs patterns :</text:p>
      <text:list xml:id="list3003086126943178310" text:style-name="L9">
        <text:list-item>
          <text:p text:style-name="P13">Mettre en place le pattern « Fabrique » pour la partie acheteur du projet. Il faut que la mettre en place pour la partie utilisateur et la partie acheteur.</text:p>
        </text:list-item>
      </text:list>
      <text:p text:style-name="P5"><text:span text:style-name="T1"><text:s text:c="12"/>Voir pattern Factory ou Fabrique dans sur le site «'refactoring guru »</text:span></text:p>
      <text:list xml:id="list35670560" text:continue-numbering="true" text:style-name="L9">
        <text:list-item>
          <text:p text:style-name="P13">Mettre en place pattern Singleton pour déclarer les autres instances de classes.</text:p>
        </text:list-item>
      </text:list>
      <text:p text:style-name="P9"/>
      <text:p text:style-name="P9"/>
      <text:p text:style-name="P15">Pour ce projet, nous allons utiliser le langage de programmation .Net</text:p>
      <text:p text:style-name="P15"><text:s text:c="3"/>→ ASP.NET pour la partie Web</text:p>
      <text:p text:style-name="P15"><text:s text:c="3"/>→ C# <text:s/>(WPF) pour la partie client lourd</text:p>
      <text:p text:style-name="P15"><text:s text:c="3"/>→ Ado.Net pour le lien avec la base de données</text:p>
      <text:p text:style-name="P9"/>
      <text:p text:style-name="P9"/>
      <text:p text:style-name="P9"/>
      <text:p text:style-name="P9">Maintenant, nous allons nous attarder sur les aspects concernant le client lourd et le client web ( ou client léger)</text:p>
      <text:p text:style-name="P9"/>
      <text:p text:style-name="P9"/>
      <text:p text:style-name="P14">Client lourd</text:p>
      <text:list xml:id="list8317230735094389257" text:style-name="L11">
        <text:list-item>
          <text:p text:style-name="P16">Le client doit pouvoir se connecter <text:s/>à partir d'un identifiant et d'un mot de passe</text:p>
        </text:list-item>
        <text:list-item>
          <text:p text:style-name="P16">Le client doit pouvoir créer son compte</text:p>
        </text:list-item>
        <text:list-item>
          <text:p text:style-name="P16">Le client doit pouvoir consulter l'ensemble de ses informations personnelles. Il pourra aussi consulter les commandes qu'il a pu réaliser tous au long de la vie de son compte</text:p>
        </text:list-item>
        <text:list-item>
          <text:p text:style-name="P16">Il pourra gérer ses commandes</text:p>
        </text:list-item>
        <text:list-item>
          <text:p text:style-name="P16">Le système doit utiliser des données qui devront etre dans une base de données</text:p>
        </text:list-item>
        <text:list-item>
          <text:p text:style-name="P16">Pour installer le client , nous devrons mettre en place un installeur pour installer le programme</text:p>
        </text:list-item>
        <text:list-item>
          <text:p text:style-name="P16">La sécurisation de l'application sera une priorité majeur pour la maintenir dans le temps</text:p>
        </text:list-item>
        <text:list-item>
          <text:p text:style-name="P16">L'application devra aller chercher des données sur internet ( ici, pour trouver les informations concernant la bourse) par la consommation d'une api ( à définir). Nous devrons aussi mettre en place une api pour joindre les informations à l'application de gestion des utilisateurs.Cette application est une application web.</text:p>
        </text:list-item>
        <text:list-item>
          <text:p text:style-name="P16">Le projet doit permettre de gérer les informations bancaires.</text:p>
        </text:list-item>
        <text:list-item>
          <text:p text:style-name="P16">Le projet doit afficher <text:s/>l'ensemble des valeurs des actions sous la forme de statistique</text:p>
        </text:list-item>
        <text:list-item>
          <text:p text:style-name="P16">Le projet doit avoir une interface intuitive et clair pour l'utilisateur.Nous allons définir l'interface de l'application en utilisant le logiciel Balsamique Mockup</text:p>
        </text:list-item>
        <text:list-item>
          <text:p text:style-name="P16">Le projet doit gérer un système de commandes des actions</text:p>
        </text:list-item>
        <text:list-item>
          <text:p text:style-name="P16">Le projet doit permettre aux utilisateurs de vendre leur action</text:p>
        </text:list-item>
      </text:list>
      <text:p text:style-name="P15"/>
      <text:p text:style-name="P15"/>
      <text:p text:style-name="P15"/>
      <text:p text:style-name="P14">Client léger</text:p>
      <text:p text:style-name="P14"><text:soft-page-break/></text:p>
      <text:list xml:id="list35671061" text:continue-numbering="true" text:style-name="L11">
        <text:list-item>
          <text:p text:style-name="P16">Le client doit pouvoir se connecter <text:s/>à partir d'un identifiant et d'un mot de passe</text:p>
        </text:list-item>
        <text:list-item>
          <text:p text:style-name="P16">Le système doit utiliser des données qui devront etre dans une base de données</text:p>
        </text:list-item>
        <text:list-item>
          <text:p text:style-name="P16">Pour installer l'application web , nous devrons mettre en place un installeur pour installer le programme. Cette application sera installer en meme temps que l'application client lourd</text:p>
        </text:list-item>
        <text:list-item>
          <text:p text:style-name="P16">La sécurisation de l'application sera une priorité majeur pour la maintenir dans le temps</text:p>
        </text:list-item>
        <text:list-item>
          <text:p text:style-name="P16">L'application devra aller chercher des données sur internet ( ici, pour trouver les informations concernant la bourse) par la consommation d'une api ( à définir). Nous devrons aussi mettre en place une api pour joindre les informations à l'application de gestion des utilisateurs. Cette application est une application web.</text:p>
        </text:list-item>
        <text:list-item>
          <text:p text:style-name="P16">Cette application permettra de créer, modifier ou supprimer les utilisateurs de l'application.</text:p>
        </text:list-item>
        <text:list-item>
          <text:p text:style-name="P16">Cette application permettra de gérer les droits de l'application par le biais d'une interface. Cette interface permettra de supprimer, modifier et d'ajouter des droits aux utilisateurs.Cette interface attribura alors des droits d'écritures, de modification ou de suppression.</text:p>
        </text:list-item>
        <text:list-item>
          <text:p text:style-name="P16">L'administrateur pourra définir les droits des utilisateurs. Il y aura un droit ''administrateur'' qui pourra tout administrer et il pourra administrer l'application client lourd.</text:p>
        </text:list-item>
        <text:list-item>
          <text:p text:style-name="P16">Un rôle client qui permettra de vendre et d'acheter</text:p>
          <text:p text:style-name="P16">Et, un rôle anonyme qui permettra de juste consulter les cours des titres</text:p>
        </text:list-item>
      </text:list>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istan blanc</meta:initial-creator>
    <meta:creation-date>2021-12-15T11:22:38.72</meta:creation-date>
    <dc:date>2021-12-18T15:45:45.23</dc:date>
    <dc:creator>tristan blanc</dc:creator>
    <meta:editing-duration>PT6H17M42S</meta:editing-duration>
    <meta:editing-cycles>15</meta:editing-cycles>
    <meta:generator>OpenOffice/4.1.10$Win32 OpenOffice.org_project/4110m2$Build-9807</meta:generator>
    <meta:document-statistic meta:table-count="0" meta:image-count="0" meta:object-count="0" meta:page-count="3" meta:paragraph-count="59" meta:word-count="846" meta:character-count="5034"/>
  </office:meta>
</office:document-meta>
</file>